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3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53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table:style-name="ce53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57" office:value-type="float" office:value="8306" calcext:value-type="float">
            <text:p>8306</text:p>
          </table:table-cell>
          <table:table-cell table:style-name="ce55" office:value-type="string" calcext:value-type="string">
            <text:p>三菱ＵＦＪフィナンシャル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65" table:formula="of:=[.D84]*([.F84]-[.E84])" office:value-type="float" office:value="19800" calcext:value-type="float">
            <text:p>19,800</text:p>
          </table:table-cell>
          <table:table-cell table:style-name="ce57"/>
          <table:table-cell table:style-name="ce49" table:number-columns-repeated="16376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65" table:formula="of:=[.D85]*([.F85]-[.E85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6]*([.F86]-[.E86])" office:value-type="float" office:value="16000" calcext:value-type="float">
            <text:p>1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7]*([.F87]-[.E87])" office:value-type="float" office:value="6000" calcext:value-type="float">
            <text:p>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8]*([.F88]-[.E88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9]*([.F89]-[.E89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0]*([.F90]-[.E90])" office:value-type="float" office:value="-33000" calcext:value-type="float">
            <text:p>-33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1]*([.F91]-[.E91])" office:value-type="float" office:value="-28850" calcext:value-type="float">
            <text:p>-28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2]*([.F92]-[.E92])" office:value-type="float" office:value="-33200" calcext:value-type="float">
            <text:p>-3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3]*([.F93]-[.E93])" office:value-type="float" office:value="-29900" calcext:value-type="float">
            <text:p>-2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4]*([.F94]-[.E94])" office:value-type="float" office:value="-28750" calcext:value-type="float">
            <text:p>-28,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5]*([.F95]-[.E95])" office:value-type="float" office:value="-24600" calcext:value-type="float">
            <text:p>-24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6]*([.F96]-[.E96])" office:value-type="float" office:value="-21900" calcext:value-type="float">
            <text:p>-21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7]*([.F97]-[.E97])" office:value-type="float" office:value="-18500" calcext:value-type="float">
            <text:p>-18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65" table:formula="of:=[.D98]*([.F98]-[.E98])" office:value-type="float" office:value="-3100" calcext:value-type="float">
            <text:p>-3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99]*([.F99]-[.E99])" office:value-type="float" office:value="-12500" calcext:value-type="float">
            <text:p>-12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0]*([.F100]-[.E100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1]*([.F101]-[.E101])" office:value-type="float" office:value="-11850" calcext:value-type="float">
            <text:p>-11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2]*([.F102]-[.E102])" office:value-type="float" office:value="-8000" calcext:value-type="float">
            <text:p>-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3]*([.F103]-[.E103])" office:value-type="float" office:value="-3200" calcext:value-type="float">
            <text:p>-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65" table:formula="of:=[.D104]*([.F104]-[.E104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00/00/00</text:date>, <text:time style:data-style-name="N2" text:time-value="08:41:05.12086926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4T15:06:05.249780383</dc:date>
    <meta:editing-duration>P19DT19H49M43S</meta:editing-duration>
    <meta:editing-cycles>1879</meta:editing-cycles>
    <meta:document-statistic meta:table-count="2" meta:cell-count="2644" meta:object-count="0"/>
  </office:meta>
</office:document-meta>
</file>